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1 Architecture</text:p>
      <text:p text:style-name="P1"/>
      <text:p text:style-name="P6">Question 1 :</text:p>
      <text:p text:style-name="P2"/>
      <text:p text:style-name="P2">1. A &lt;- 10101010</text:p>
      <text:p text:style-name="P2"><text:s text:c="4"/>PORTB ← A</text:p>
      <text:p text:style-name="P2"><text:s text:c="4"/>Cela fait une boucle infinie </text:p>
      <text:p text:style-name="P2"/>
      <text:p text:style-name="P2">2. C'est soit ''//'' ou '' ;;''</text:p>
      <text:p text:style-name="P2"><text:s text:c="5"/></text:p>
      <text:p text:style-name="P3">3. La première colonne indique la ligne et l’adresse<text:tab/>associée<text:tab/></text:p>
      <text:p text:style-name="P3"><text:s text:c="4"/>la deuxième affiche le nombre de cycle d'horloge<text:tab/></text:p>
      <text:p text:style-name="P3"><text:s text:c="4"/>La troisième colonne affiche l'étiquette</text:p>
      <text:p text:style-name="P3"><text:s text:c="4"/>La quatrième colonne affiche les directives, les instructions et les opérandes</text:p>
      <text:p text:style-name="P3"/>
      <text:p text:style-name="P3">4. Cela fait 6 cycles sans la ligne 10 </text:p>
      <text:p text:style-name="P3"/>
      <text:p text:style-name="P3">5. f = 7.3728 MHz = 7 372.8 Hz</text:p>
      <text:p text:style-name="P3"><text:s text:c="3"/>T = 4 / 7 372.8 = 0,0005</text:p>
      <text:p text:style-name="P3"><text:s text:c="4"/>6T = 0,0005 * 6 = 0,0030 s</text:p>
      <text:p text:style-name="P3"/>
      <text:p text:style-name="P5">Question 2 :</text:p>
      <text:p text:style-name="P3"/>
      <text:p text:style-name="P3">1. </text:p>
      <text:p text:style-name="P3">PORTB : $1004</text:p>
      <text:p text:style-name="P3">PORTC : $1003</text:p>
      <text:p text:style-name="P3">DDRC : $1007</text:p>
      <text:p text:style-name="P3">PORTE : $100A</text:p>
      <text:p text:style-name="P3">DDRD : $1008</text:p>
      <text:p text:style-name="P3">PORTD : $1009</text:p>
      <text:p text:style-name="P3"/>
      <text:p text:style-name="P5">Question 3 :</text:p>
      <text:p text:style-name="P3"/>
      <text:p text:style-name="P3">td1q1 :</text:p>
      <text:p text:style-name="P3"/>
      <text:p text:style-name="P3">DEBUT equ $c0000</text:p>
      <text:p text:style-name="P3">PORTC equ $1003</text:p>
      <text:p text:style-name="P3">DDRC <text:s/>equ <text:s/>$1007</text:p>
      <text:p text:style-name="P3"><text:s text:c="6"/>org DEBUT</text:p>
      <text:p text:style-name="P3"><text:s text:c="6"/>lda #%0010</text:p>
      <text:p text:style-name="P3"><text:s text:c="6"/>sta DDRC</text:p>
      <text:p text:style-name="P3"><text:s text:c="6"/>bra *</text:p>
      <text:p text:style-name="P3"><text:s text:c="6"/>end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d1q2 :</text:p>
      <text:p text:style-name="P3"/>
      <text:p text:style-name="P3">DEBUT equ $c000</text:p>
      <text:p text:style-name="P3">PORTB equ $1004</text:p>
      <text:p text:style-name="P3"><text:tab/> org DEBUT</text:p>
      <text:p text:style-name="P3"><text:tab/> lda #$25</text:p>
      <text:p text:style-name="P3">boucle sta PORTB</text:p>
      <text:p text:style-name="P3"><text:tab/> inca</text:p>
      <text:p text:style-name="P3"><text:tab/> bra boucle </text:p>
      <text:p text:style-name="P3"><text:tab/> end</text:p>
      <text:p text:style-name="P3"/>
      <text:p text:style-name="P3">td1q3 :</text:p>
      <text:p text:style-name="P3"/>
      <text:p text:style-name="P3">DEBUT equ $c000</text:p>
      <text:p text:style-name="P3">PORTC equ $1003</text:p>
      <text:p text:style-name="P3">PORTB equ $1004</text:p>
      <text:p text:style-name="P3">PORTE equ $100A</text:p>
      <text:p text:style-name="P3"><text:s text:c="6"/>org DEBUT</text:p>
      <text:p text:style-name="P3"><text:s text:c="6"/>lda #%0010</text:p>
      <text:p text:style-name="P3"><text:s/>boucle sta DDRC</text:p>
      <text:p text:style-name="P3"><text:s text:c="6"/>aba </text:p>
      <text:p text:style-name="P3"><text:s text:c="6"/>tba</text:p>
      <text:p text:style-name="P3"><text:s text:c="6"/>inca</text:p>
      <text:p text:style-name="P3"><text:s text:c="6"/>bra boucle</text:p>
      <text:p text:style-name="P3"><text:s text:c="6"/>end </text:p>
      <text:p text:style-name="P3"/>
      <text:p text:style-name="P5">Question 4 :</text:p>
      <text:p text:style-name="P3"/>
      <text:p text:style-name="P3">td2q4.1 :</text:p>
      <text:p text:style-name="P3"/>
      <text:p text:style-name="P3">PORTE equ $100A</text:p>
      <text:p text:style-name="P3">PORTB equ $1004</text:p>
      <text:p text:style-name="P3">START equ $c000</text:p>
      <text:p text:style-name="P3"><text:tab/> org START</text:p>
      <text:p text:style-name="P3"><text:tab/> lda PORTE</text:p>
      <text:p text:style-name="P3"><text:tab/> sta PORTB</text:p>
      <text:p text:style-name="P3"><text:tab/> bra <text:s/>*</text:p>
      <text:p text:style-name="P3"><text:tab/> end</text:p>
      <text:p text:style-name="P3"/>
      <text:p text:style-name="P3">td2q4.3 :</text:p>
      <text:p text:style-name="P3"/>
      <text:p text:style-name="P3">PORTC equ $1003</text:p>
      <text:p text:style-name="P3">PORTE equ $100A</text:p>
      <text:p text:style-name="P3">DDRC <text:s/>equ <text:s/>$1007</text:p>
      <text:p text:style-name="P3">START equ $c000</text:p>
      <text:p text:style-name="P3"><text:tab/> org START</text:p>
      <text:p text:style-name="P3"><text:tab/> lda <text:s/>#$FF</text:p>
      <text:p text:style-name="P3"><text:tab/> sta DDRC </text:p>
      <text:p text:style-name="P3"><text:tab/> lda PORTE</text:p>
      <text:p text:style-name="P3"><text:tab/> sta PORTC</text:p>
      <text:p text:style-name="P3"><text:tab/> bra *</text:p>
      <text:p text:style-name="P3"><text:tab/> end</text:p>
      <text:p text:style-name="P5"><text:soft-page-break/>Question 5 :</text:p>
      <text:p text:style-name="P3"/>
      <text:p text:style-name="P3">PORTA equ $1000</text:p>
      <text:p text:style-name="P3">PORTB equ $1004</text:p>
      <text:p text:style-name="P3">PORTC equ $1003</text:p>
      <text:p text:style-name="P3">PORTE equ $100A</text:p>
      <text:p text:style-name="P3">DDRC <text:s/>equ <text:s/>$1007</text:p>
      <text:p text:style-name="P3">START equ $c000</text:p>
      <text:p text:style-name="P3"><text:tab/> org START</text:p>
      <text:p text:style-name="P3">boucle lda PORTE</text:p>
      <text:p text:style-name="P3"><text:tab/>sta PORTB</text:p>
      <text:p text:style-name="P3"><text:tab/>bra boucle</text:p>
      <text:p text:style-name="P3"><text:tab/>end</text:p>
      <text:p text:style-name="P3"/>
      <text:p text:style-name="P5">Question 6 :</text:p>
      <text:p text:style-name="P3"/>
      <text:p text:style-name="P3">PORTB equ $1004</text:p>
      <text:p text:style-name="P3">PORTE equ $100A</text:p>
      <text:p text:style-name="P3">START equ $c000</text:p>
      <text:p text:style-name="P3"><text:tab/> org START</text:p>
      <text:p text:style-name="P3"><text:tab/> lda #$00</text:p>
      <text:p text:style-name="P3"><text:tab/> lda PORTE</text:p>
      <text:p text:style-name="P3"><text:tab/> cmpa 100</text:p>
      <text:p text:style-name="P3"><text:tab/> bhi HITH</text:p>
      <text:p text:style-name="P3"><text:tab/> lda #%00001111</text:p>
      <text:p text:style-name="P3"><text:tab/> bra LWTH</text:p>
      <text:p text:style-name="P3"><text:tab/>HITH lda #%11110000</text:p>
      <text:p text:style-name="P3"><text:tab/>LWTH sta PORTB</text:p>
      <text:p text:style-name="P3"><text:tab/> bra *</text:p>
      <text:p text:style-name="P3"><text:tab/> end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04T10:03:31.80</meta:creation-date>
    <dc:date>2020-02-11T10:38:50.94</dc:date>
    <meta:editing-duration>PT1H27M</meta:editing-duration>
    <meta:editing-cycles>9</meta:editing-cycles>
    <meta:generator>OpenOffice/4.1.6$Win32 OpenOffice.org_project/416m1$Build-9790</meta:generator>
    <meta:document-statistic meta:table-count="0" meta:image-count="0" meta:object-count="0" meta:page-count="3" meta:paragraph-count="105" meta:word-count="299" meta:character-count="1570"/>
  </office:meta>
</office:document-meta>
</file>